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202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202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8272" calcext:value-type="float">
            <text:p>48.6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3136" calcext:value-type="float">
            <text:p>48.7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5704" calcext:value-type="float">
            <text:p>48.6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201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201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201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4264" calcext:value-type="float">
            <text:p>48.5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201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201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3576" calcext:value-type="float">
            <text:p>48.4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201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200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3744" calcext:value-type="float">
            <text:p>48.2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2007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5624" calcext:value-type="float">
            <text:p>48.0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200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200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200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200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200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884" calcext:value-type="float">
            <text:p>47.8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200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199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199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199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199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199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199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199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199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199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198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198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198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2552" calcext:value-type="float">
            <text:p>48.6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198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0192" calcext:value-type="float">
            <text:p>48.7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198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198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197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0312" calcext:value-type="float">
            <text:p>49.7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197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6352" calcext:value-type="float">
            <text:p>48.5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197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197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